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78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6.41mm"/>
    </style:style>
    <style:style style:name="co5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FreeSans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font-name="FreeSans"/>
    </style:style>
    <style:style style:name="ce3" style:family="table-cell" style:parent-style-name="Default" style:data-style-name="N84">
      <style:text-properties style:font-name="FreeSans"/>
    </style:style>
    <style:style style:name="ce4" style:family="table-cell" style:parent-style-name="Default" style:data-style-name="N61">
      <style:text-properties style:font-name="Free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style:font-name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1015" table:default-cell-style-name="ce1"/>
        <table:table-row table:style-name="ro1">
          <table:table-cell office:value-type="string" calcext:value-type="string">
            <text:p>C_k_alpha</text:p>
          </table:table-cell>
          <table:table-cell office:value-type="string" calcext:value-type="string">
            <text:p>sigma_w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C_k_bet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sigma_u</text:p>
          </table:table-cell>
          <table:table-cell office:value-type="string" calcext:value-type="string">
            <text:p>sigma_v</text:p>
          </table:table-cell>
          <table:table-cell office:value-type="string" calcext:value-type="string">
            <text:p>optimized wind component</text:p>
          </table:table-cell>
          <table:table-cell/>
          <table:table-cell office:value-type="string" calcext:value-type="string">
            <text:p>Alpha_0</text:p>
          </table:table-cell>
          <table:table-cell/>
          <table:table-cell office:value-type="string" calcext:value-type="string">
            <text:p>Beta_0</text:p>
          </table:table-cell>
          <table:table-cell/>
          <table:table-cell office:value-type="string" calcext:value-type="string">
            <text:p>C_qq</text:p>
          </table:table-cell>
          <table:table-cell table:number-columns-repeated="1009"/>
        </table:table-row>
        <table:table-row table:style-name="ro1">
          <table:table-cell office:value-type="float" office:value="0.0896503333434099" calcext:value-type="float">
            <text:p>0,0896503333</text:p>
          </table:table-cell>
          <table:table-cell office:value-type="float" office:value="0.233692731227018" calcext:value-type="float">
            <text:p>0,2336927312</text:p>
          </table:table-cell>
          <table:table-cell table:number-columns-repeated="2"/>
          <table:table-cell table:style-name="ce5" office:value-type="float" office:value="0.0703346535316843" calcext:value-type="float">
            <text:p>0,0703346535</text:p>
          </table:table-cell>
          <table:table-cell office:value-type="float" office:value="217" calcext:value-type="float">
            <text:p>217</text:p>
          </table:table-cell>
          <table:table-cell office:value-type="float" office:value="0.205629992929283" calcext:value-type="float">
            <text:p>0,2056299929</text:p>
          </table:table-cell>
          <table:table-cell office:value-type="float" office:value="0.152805339033951" calcext:value-type="float">
            <text:p>0,152805339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5.46358179312035" calcext:value-type="float">
            <text:p>5,4635817931</text:p>
          </table:table-cell>
          <table:table-cell/>
          <table:table-cell office:value-type="float" office:value="-0.227424749164" calcext:value-type="float">
            <text:p>-0,2274247492</text:p>
          </table:table-cell>
          <table:table-cell/>
          <table:table-cell office:value-type="float" office:value="-0.0264214046823" calcext:value-type="float">
            <text:p>-0,0264214047</text:p>
          </table:table-cell>
          <table:table-cell table:number-columns-repeated="1009"/>
        </table:table-row>
        <table:table-row table:style-name="ro1">
          <table:table-cell office:value-type="float" office:value="0.172276586445987" calcext:value-type="float">
            <text:p>0,1722765864</text:p>
          </table:table-cell>
          <table:table-cell office:value-type="float" office:value="0.375638237339275" calcext:value-type="float">
            <text:p>0,3756382373</text:p>
          </table:table-cell>
          <table:table-cell table:number-columns-repeated="2"/>
          <table:table-cell table:style-name="ce5" office:value-type="float" office:value="0.0733094787864366" calcext:value-type="float">
            <text:p>0,0733094788</text:p>
          </table:table-cell>
          <table:table-cell office:value-type="float" office:value="265" calcext:value-type="float">
            <text:p>265</text:p>
          </table:table-cell>
          <table:table-cell office:value-type="float" office:value="1.52152918610432" calcext:value-type="float">
            <text:p>1,5215291861</text:p>
          </table:table-cell>
          <table:table-cell office:value-type="float" office:value="0.649285917738939" calcext:value-type="float">
            <text:p>0,6492859177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5.58013982393169" calcext:value-type="float">
            <text:p>5,5801398239</text:p>
          </table:table-cell>
          <table:table-cell/>
          <table:table-cell office:value-type="float" office:value="-0.769230769231" calcext:value-type="float">
            <text:p>-0,7692307692</text:p>
          </table:table-cell>
          <table:table-cell/>
          <table:table-cell office:value-type="float" office:value="-0.0511705685619" calcext:value-type="float">
            <text:p>-0,0511705686</text:p>
          </table:table-cell>
          <table:table-cell table:number-columns-repeated="1009"/>
        </table:table-row>
        <table:table-row table:style-name="ro1">
          <table:table-cell office:value-type="float" office:value="0.102074982721089" calcext:value-type="float">
            <text:p>0,1020749827</text:p>
          </table:table-cell>
          <table:table-cell office:value-type="float" office:value="0.20962776814217" calcext:value-type="float">
            <text:p>0,2096277681</text:p>
          </table:table-cell>
          <table:table-cell table:number-columns-repeated="2"/>
          <table:table-cell office:value-type="float" office:value="0.075966885720537" calcext:value-type="float">
            <text:p>0,0759668857</text:p>
          </table:table-cell>
          <table:table-cell table:style-name="ce5" office:value-type="float" office:value="267.1" calcext:value-type="float">
            <text:p>267,1</text:p>
          </table:table-cell>
          <table:table-cell office:value-type="float" office:value="0.423036139961391" calcext:value-type="float">
            <text:p>0,42303614</text:p>
          </table:table-cell>
          <table:table-cell office:value-type="float" office:value="0.309901000048108" calcext:value-type="float">
            <text:p>0,309901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5.55600886473723" calcext:value-type="float">
            <text:p>5,5560088647</text:p>
          </table:table-cell>
          <table:table-cell/>
          <table:table-cell office:value-type="float" office:value="-0.142140468227" calcext:value-type="float">
            <text:p>-0,1421404682</text:p>
          </table:table-cell>
          <table:table-cell/>
          <table:table-cell office:value-type="float" office:value="-0.0224080267559" calcext:value-type="float">
            <text:p>-0,0224080268</text:p>
          </table:table-cell>
          <table:table-cell table:number-columns-repeated="1009"/>
        </table:table-row>
        <table:table-row table:style-name="ro1">
          <table:table-cell office:value-type="float" office:value="0.0905450735308953" calcext:value-type="float">
            <text:p>0,0905450735</text:p>
          </table:table-cell>
          <table:table-cell office:value-type="float" office:value="0.146269746397516" calcext:value-type="float">
            <text:p>0,1462697464</text:p>
          </table:table-cell>
          <table:table-cell table:number-columns-repeated="2"/>
          <table:table-cell office:value-type="float" office:value="0.072649399154867" calcext:value-type="float">
            <text:p>0,0726493992</text:p>
          </table:table-cell>
          <table:table-cell office:value-type="float" office:value="269.5" calcext:value-type="float">
            <text:p>269,5</text:p>
          </table:table-cell>
          <table:table-cell office:value-type="float" office:value="0.517344386031431" calcext:value-type="float">
            <text:p>0,517344386</text:p>
          </table:table-cell>
          <table:table-cell office:value-type="float" office:value="0.442146736906792" calcext:value-type="float">
            <text:p>0,4421467369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5.5074133176583" calcext:value-type="float">
            <text:p>5,5074133177</text:p>
          </table:table-cell>
          <table:table-cell/>
          <table:table-cell office:value-type="float" office:value="-0.834448160535" calcext:value-type="float">
            <text:p>-0,8344481605</text:p>
          </table:table-cell>
          <table:table-cell/>
          <table:table-cell office:value-type="float" office:value="-0.0260869565217" calcext:value-type="float">
            <text:p>-0,0260869565</text:p>
          </table:table-cell>
          <table:table-cell table:number-columns-repeated="1009"/>
        </table:table-row>
        <table:table-row table:style-name="ro1">
          <table:table-cell office:value-type="float" office:value="0.0911842328762652" calcext:value-type="float">
            <text:p>0,0911842329</text:p>
          </table:table-cell>
          <table:table-cell office:value-type="float" office:value="0.255917362646811" calcext:value-type="float">
            <text:p>0,2559173626</text:p>
          </table:table-cell>
          <table:table-cell table:number-columns-repeated="2"/>
          <table:table-cell office:value-type="float" office:value="0.0721396965031516" calcext:value-type="float">
            <text:p>0,0721396965</text:p>
          </table:table-cell>
          <table:table-cell office:value-type="float" office:value="322.6" calcext:value-type="float">
            <text:p>322,6</text:p>
          </table:table-cell>
          <table:table-cell office:value-type="float" office:value="0.391320138898551" calcext:value-type="float">
            <text:p>0,3913201389</text:p>
          </table:table-cell>
          <table:table-cell office:value-type="float" office:value="0.311613873666907" calcext:value-type="float">
            <text:p>0,3116138737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5.55157081273743" calcext:value-type="float">
            <text:p>5,5515708127</text:p>
          </table:table-cell>
          <table:table-cell/>
          <table:table-cell table:style-name="ce6" office:value-type="float" office:value="-0.704013377926" calcext:value-type="float">
            <text:p>-0,7040133779</text:p>
          </table:table-cell>
          <table:table-cell/>
          <table:table-cell office:value-type="float" office:value="-0.0244147157191" calcext:value-type="float">
            <text:p>-0,0244147157</text:p>
          </table:table-cell>
          <table:table-cell table:number-columns-repeated="1009"/>
        </table:table-row>
        <table:table-row table:style-name="ro1">
          <table:table-cell table:style-name="ce2" table:formula="of:=AVERAGE([.A5:.A6];[.A2])" office:value-type="float" office:value="0.0904598799168568" calcext:value-type="float">
            <text:p>0,0904598799</text:p>
          </table:table-cell>
          <table:table-cell table:style-name="ce2" table:formula="of:=AVERAGE([.B2:.B6])" office:value-type="float" office:value="0.244229169150558" calcext:value-type="float">
            <text:p>0,2442291692</text:p>
          </table:table-cell>
          <table:table-cell table:number-columns-repeated="2"/>
          <table:table-cell office:value-type="float" office:value="0.0696807148448529" calcext:value-type="float">
            <text:p>0,0696807148</text:p>
          </table:table-cell>
          <table:table-cell office:value-type="float" office:value="36.1" calcext:value-type="float">
            <text:p>36,1</text:p>
          </table:table-cell>
          <table:table-cell office:value-type="float" office:value="0.227121878701822" calcext:value-type="float">
            <text:p>0,2271218787</text:p>
          </table:table-cell>
          <table:table-cell office:value-type="float" office:value="0.260849379118739" calcext:value-type="float">
            <text:p>0,2608493791</text:p>
          </table:table-cell>
          <table:table-cell office:value-type="string" calcext:value-type="string">
            <text:p>u</text:p>
          </table:table-cell>
          <table:table-cell/>
          <table:table-cell table:style-name="ce2" table:formula="of:=AVERAGE([.K2:.K6])" office:value-type="float" office:value="5.531742922437" calcext:value-type="float">
            <text:p>5,5317429224</text:p>
          </table:table-cell>
          <table:table-cell/>
          <table:table-cell office:value-type="float" office:value="-0.744147157191" calcext:value-type="float">
            <text:p>-0,7441471572</text:p>
          </table:table-cell>
          <table:table-cell/>
          <table:table-cell office:value-type="float" office:value="-0.0244147157191" calcext:value-type="float">
            <text:p>-0,0244147157</text:p>
          </table:table-cell>
          <table:table-cell table:number-columns-repeated="1009"/>
        </table:table-row>
        <table:table-row table:style-name="ro1">
          <table:table-cell table:formula="of:=STDEV([.A5];[.A6];[.A2])" office:value-type="float" office:value="0.000770490368614779" calcext:value-type="float">
            <text:p>0,0007704904</text:p>
          </table:table-cell>
          <table:table-cell table:number-columns-repeated="3"/>
          <table:table-cell office:value-type="float" office:value="0.0731031603614385" calcext:value-type="float">
            <text:p>0,0731031604</text:p>
          </table:table-cell>
          <table:table-cell office:value-type="float" office:value="79.9" calcext:value-type="float">
            <text:p>79,9</text:p>
          </table:table-cell>
          <table:table-cell office:value-type="float" office:value="0.25033260913788" calcext:value-type="float">
            <text:p>0,2503326091</text:p>
          </table:table-cell>
          <table:table-cell office:value-type="float" office:value="0.250098342101608" calcext:value-type="float">
            <text:p>0,2500983421</text:p>
          </table:table-cell>
          <table:table-cell office:value-type="string" calcext:value-type="string">
            <text:p>v</text:p>
          </table:table-cell>
          <table:table-cell/>
          <table:table-cell table:formula="of:=STDEV([.K2:.K6])" office:value-type="float" office:value="0.0462658364297552" calcext:value-type="float">
            <text:p>0,0462658364</text:p>
          </table:table-cell>
          <table:table-cell/>
          <table:table-cell office:value-type="float" office:value="-0.704013377926" calcext:value-type="float">
            <text:p>-0,7040133779</text:p>
          </table:table-cell>
          <table:table-cell/>
          <table:table-cell office:value-type="float" office:value="-0.0220735785953" calcext:value-type="float">
            <text:p>-0,0220735786</text:p>
          </table:table-cell>
          <table:table-cell table:number-columns-repeated="1009"/>
        </table:table-row>
        <table:table-row table:style-name="ro1">
          <table:table-cell table:formula="of:=1.96*[.A8]" office:value-type="float" office:value="0.00151016112248497" calcext:value-type="float">
            <text:p>0,0015101611</text:p>
          </table:table-cell>
          <table:table-cell table:number-columns-repeated="3"/>
          <table:table-cell table:style-name="ce2" table:formula="of:=AVERAGE([.E2:.E8])" office:value-type="float" office:value="0.0724548555575668" calcext:value-type="float">
            <text:p>0,0724548556</text:p>
          </table:table-cell>
          <table:table-cell table:style-name="ce2"/>
          <table:table-cell table:style-name="ce2" table:formula="of:=AVERAGE([.G2:.G8])" office:value-type="float" office:value="0.505187761680669" calcext:value-type="float">
            <text:p>0,5051877617</text:p>
          </table:table-cell>
          <table:table-cell table:style-name="ce2" table:formula="of:=AVERAGE([.H2:.H8])" office:value-type="float" office:value="0.339528655516435" calcext:value-type="float">
            <text:p>0,3395286555</text:p>
          </table:table-cell>
          <table:table-cell table:number-columns-repeated="2"/>
          <table:table-cell table:formula="of:=[.K8]*1.96" office:value-type="float" office:value="0.0906810394023202" calcext:value-type="float">
            <text:p>0,0906810394</text:p>
          </table:table-cell>
          <table:table-cell/>
          <table:table-cell office:value-type="float" office:value="-0.678929765886" calcext:value-type="float">
            <text:p>-0,6789297659</text:p>
          </table:table-cell>
          <table:table-cell/>
          <table:table-cell office:value-type="float" office:value="-0.0217391304348" calcext:value-type="float">
            <text:p>-0,0217391304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STDEV([.E2:.E8])" office:value-type="float" office:value="0.00207417942059757" calcext:value-type="float">
            <text:p>0,0020741794</text:p>
          </table:table-cell>
          <table:table-cell table:number-columns-repeated="7"/>
          <table:table-cell table:style-name="ce2" table:formula="of:=AVERAGE([.M2:.M9])" office:value-type="float" office:value="-0.60054347826075" calcext:value-type="float">
            <text:p>-0,6005434783</text:p>
          </table:table-cell>
          <table:table-cell/>
          <table:table-cell table:style-name="ce2" table:formula="of:=AVERAGE([.O2:.O9])" office:value-type="float" office:value="-0.0273411371237625" calcext:value-type="float">
            <text:p>-0,0273411371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1.96*[.E10]" office:value-type="float" office:value="0.00406539166437124" calcext:value-type="float">
            <text:p>0,0040653917</text:p>
          </table:table-cell>
          <table:table-cell table:number-columns-repeated="7"/>
          <table:table-cell table:formula="of:=STDEV([.M2:.M9])" office:value-type="float" office:value="0.262051296804631" calcext:value-type="float">
            <text:p>0,2620512968</text:p>
          </table:table-cell>
          <table:table-cell/>
          <table:table-cell table:formula="of:=STDEV([.O2:.O9])" office:value-type="float" office:value="0.00978959939047682" calcext:value-type="float">
            <text:p>0,00978959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ccel-decel maneuver</text:p>
          </table:table-cell>
          <table:table-cell/>
          <table:table-cell office:value-type="string" calcext:value-type="string">
            <text:p>ps_q_corr</text:p>
          </table:table-cell>
          <table:table-cell table:number-columns-repeated="9"/>
          <table:table-cell table:formula="of:=1.96*[.M11]" office:value-type="float" office:value="0.513620541737076" calcext:value-type="float">
            <text:p>0,5136205417</text:p>
          </table:table-cell>
          <table:table-cell/>
          <table:table-cell table:formula="of:=1.96*[.O11]" office:value-type="float" office:value="0.0191876148053346" calcext:value-type="float">
            <text:p>0,0191876148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frame</text:p>
          </table:table-cell>
          <table:table-cell office:value-type="string" calcext:value-type="string">
            <text:p>C_s2_q</text:p>
          </table:table-cell>
          <table:table-cell office:value-type="string" calcext:value-type="string">
            <text:p>C_s1_q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8-09" calcext:value-type="date">
            <text:p>2017-08-09</text:p>
          </table:table-cell>
          <table:table-cell office:value-type="string" calcext:value-type="string">
            <text:p>17:09:54 – 17:12:46</text:p>
          </table:table-cell>
          <table:table-cell table:style-name="ce4" office:value-type="float" office:value="-0.00008417" calcext:value-type="float">
            <text:p>-8,42E-05</text:p>
          </table:table-cell>
          <table:table-cell table:style-name="ce4" office:value-type="float" office:value="0.1733" calcext:value-type="float">
            <text:p>1,73E-01</text:p>
          </table:table-cell>
          <table:table-cell office:value-type="string" calcext:value-type="string">
            <text:p>discarded, not enough oscillations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6-07" calcext:value-type="date">
            <text:p>2018-06-07</text:p>
          </table:table-cell>
          <table:table-cell office:value-type="string" calcext:value-type="string">
            <text:p>18:12:33 – 18:20:20</text:p>
          </table:table-cell>
          <table:table-cell table:style-name="ce4" office:value-type="float" office:value="-0.00004139" calcext:value-type="float">
            <text:p>-4,14E-05</text:p>
          </table:table-cell>
          <table:table-cell table:style-name="ce4" office:value-type="float" office:value="0.1266" calcext:value-type="float">
            <text:p>1,27E-0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.00.0000</text:date>, <text:time style:data-style-name="N2" text:time-value="16:35:37.8937993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7:53:31.652459165</meta:creation-date>
    <dc:date>2019-02-10T18:37:59.542794432</dc:date>
    <meta:editing-duration>PT10H23M26S</meta:editing-duration>
    <meta:editing-cycles>18</meta:editing-cycles>
    <meta:generator>LibreOffice/5.1.6.2$Linux_X86_64 LibreOffice_project/10m0$Build-2</meta:generator>
    <meta:document-statistic meta:table-count="1" meta:cell-count="111" meta:object-count="0"/>
  </office:meta>
</office:document-meta>
</file>